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ing_20_1">
      <style:text-properties officeooo:paragraph-rsid="00021156"/>
    </style:style>
    <style:style style:name="P2" style:family="paragraph" style:parent-style-name="Standard">
      <style:text-properties fo:font-size="12pt" fo:language="pt" fo:country="BR" fo:font-weight="bold" officeooo:paragraph-rsid="00021156" style:font-size-asian="12pt" style:font-weight-asian="bold" style:font-size-complex="12pt"/>
    </style:style>
    <style:style style:name="P3" style:family="paragraph" style:parent-style-name="Standard">
      <style:text-properties fo:language="pt" fo:country="BR" officeooo:paragraph-rsid="00021156"/>
    </style:style>
    <style:style style:name="P4" style:family="paragraph" style:parent-style-name="Standard">
      <style:paragraph-properties fo:line-height="150%" fo:text-align="justify" style:justify-single-word="false"/>
      <style:text-properties officeooo:paragraph-rsid="00021156"/>
    </style:style>
    <style:style style:name="P5" style:family="paragraph" style:parent-style-name="Standard">
      <style:paragraph-properties fo:line-height="150%" fo:text-align="justify" style:justify-single-word="false"/>
      <style:text-properties officeooo:paragraph-rsid="00034986"/>
    </style:style>
    <style:style style:name="P6" style:family="paragraph" style:parent-style-name="Standard">
      <style:paragraph-properties fo:line-height="150%"/>
      <style:text-properties officeooo:paragraph-rsid="00021156"/>
    </style:style>
    <style:style style:name="P7" style:family="paragraph" style:parent-style-name="Standard">
      <style:paragraph-properties fo:line-height="150%"/>
      <style:text-properties officeooo:paragraph-rsid="00034986"/>
    </style:style>
    <style:style style:name="P8" style:family="paragraph" style:parent-style-name="Standard">
      <style:paragraph-properties fo:margin-left="1.27cm" fo:margin-right="0cm" fo:line-height="150%" fo:text-align="justify" style:justify-single-word="false" fo:text-indent="0cm" style:auto-text-indent="false"/>
      <style:text-properties officeooo:paragraph-rsid="00021156"/>
    </style:style>
    <style:style style:name="P9" style:family="paragraph" style:parent-style-name="Standard">
      <style:paragraph-properties fo:margin-left="1.27cm" fo:margin-right="0cm" fo:line-height="165%" fo:text-align="justify" style:justify-single-word="false" fo:text-indent="0cm" style:auto-text-indent="false"/>
      <style:text-properties officeooo:rsid="00021156" officeooo:paragraph-rsid="00021156"/>
    </style:style>
    <style:style style:name="T1" style:family="text">
      <style:text-properties fo:font-size="12pt" fo:language="pt" fo:country="BR" fo:font-weight="bold" style:font-size-asian="12pt" style:font-weight-asian="bold"/>
    </style:style>
    <style:style style:name="T2" style:family="text">
      <style:text-properties fo:font-size="12pt" fo:language="pt" fo:country="BR" style:font-size-asian="12pt" style:font-size-complex="12pt"/>
    </style:style>
    <style:style style:name="T3" style:family="text">
      <style:text-properties fo:font-size="12pt" fo:language="pt" fo:country="BR" fo:font-style="italic" style:font-size-asian="12pt" style:font-style-asian="italic" style:font-size-complex="12pt"/>
    </style:style>
    <style:style style:name="T4" style:family="text">
      <style:text-properties fo:color="#ff0000" fo:font-size="12pt" fo:language="pt" fo:country="BR" fo:font-weight="bold" style:font-size-asian="12pt" style:font-weight-asian="bold" style:font-size-complex="12pt"/>
    </style:style>
    <style:style style:name="T5" style:family="text">
      <style:text-properties fo:color="#ff0000" fo:font-size="12pt" fo:language="pt" fo:country="BR" fo:font-weight="bold" officeooo:rsid="00021156" style:font-size-asian="12pt" style:font-weight-asian="bold" style:font-size-complex="12pt"/>
    </style:style>
    <style:style style:name="T6" style:family="text">
      <style:text-properties fo:color="#ff0000" fo:font-size="12pt" fo:language="pt" fo:country="BR" fo:font-style="italic" fo:font-weight="bold" style:font-size-asian="12pt" style:font-style-asian="italic" style:font-weight-asian="bold" style:font-size-complex="12pt"/>
    </style:style>
    <style:style style:name="T7" style:family="text">
      <style:text-properties fo:color="#ff0000" fo:font-size="12pt" fo:language="pt" fo:country="BR" fo:font-style="italic" fo:font-weight="bold" officeooo:rsid="00021156" style:font-size-asian="12pt" style:font-style-asian="italic" style:font-weight-asian="bold" style:font-size-complex="12pt"/>
    </style:style>
    <style:style style:name="T8" style:family="text">
      <style:text-properties fo:color="#ff0000" fo:font-size="12pt" fo:language="pt" fo:country="BR" fo:font-style="italic" fo:font-weight="bold" officeooo:rsid="00034986" style:font-size-asian="12pt" style:font-style-asian="italic" style:font-weight-asian="bold" style:font-size-complex="12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<text:span text:style-name="T1">QUESTÃO 2 - TDD </text:span></text:h>
      <text:p text:style-name="P3"/>
      <text:p text:style-name="P4"><text:span text:style-name="T2">Dado as sentenças abaixo, marque V para àquelas que são verdadeiras, ou F para as falsas. </text:span><text:span text:style-name="T4">(1.0 PT)</text:span></text:p>
      <text:p text:style-name="P4"><text:span text:style-name="T2">[ </text:span><text:span text:style-name="T5">F </text:span><text:span text:style-name="T2">] Podemos dizer que o exemplo a seguir é um bom exemplo de TDD? </text:span></text:p>
      <text:p text:style-name="P8"><text:span text:style-name="T3">Recebemos um código legado bastante grande de um projeto anterior, desenvolvido sem nenhum teste, e refatoramos o mesmo, criando testes. È iniciado pelo desenvolvimento de testes triviais, passando por testes simples, testes de unidade, até chegar em testes maiores, com o objetivo de nos certificarmos de que o código funciona e posteriormente permitir a evolução e manutenção desse código.</text:span></text:p>
      <text:p text:style-name="P9"><text:span text:style-name="T6">COMENTÁRIO: Isso não é TDD, isso é apenas teste. O código já estava pronto, não houve desenvolvimento de baby steps de acordo com o ciclo de TDD: 1 criar o teste e ver o mesmo falhar, 2 implementar a solução e fazer o teste passar, e 3 refatorar se necessário.</text:span></text:p>
      <text:p text:style-name="P9"><text:span text:style-name="T6"/></text:p>
      <text:p text:style-name="P5"><text:span text:style-name="T2"><text:s/>[ </text:span><text:span text:style-name="T8">V</text:span><text:span text:style-name="T7"> </text:span><text:span text:style-name="T2">] TDD supõe uma serie de ferramentas de desenvolvimento. A comparação do TDD versus um desenvolvimento não-TDD seria muito menos favorável se não existissem ferramentas e IDEs "bonitinhas" para automatizar testes, inclusive facilitar a leitura dos resultados dos mesmos, verificar rapidamente o que passou e não passou, facilitar inclusive varias refatoracoes comuns, e ferramentas de diff e controle de versão para reverter eventuais erros e/ou encontrar as últimas mudanças com data e responsável. Inclusive podemos considerar isso como uma das razoes porque o TDD demorou algumas décadas para aparecer, e não apareceu nos primórdios da computação.</text:span></text:p>
      <text:p text:style-name="P5"><text:span text:style-name="T2"><text:tab/></text:span><text:span text:style-name="T7">COMENTÁRIO: </text:span><text:span text:style-name="T8">As IDEs facilitam o TDD e o ambiente automatizando de testes é crucial para o seu desenvolvimento. Seria muito difícil fazer TDD com cartões perfurados.</text:span></text:p>
      <text:p text:style-name="P5"><text:span text:style-name="T2"/></text:p>
      <text:p text:style-name="P7"><text:span text:style-name="T2">[ </text:span><text:span text:style-name="T5">F </text:span><text:span text:style-name="T2">] Refatorações no TDD são relativamente infrequentes, acontecem apenas quando é detectado algum erro que deve ser corrigido. Uma refatoração é sempre retrabalho e o resultado de algum erro humano.</text:span></text:p>
      <text:p text:style-name="P5"><text:span text:style-name="T7"><text:tab/>COMENTÁRIO: </text:span><text:span text:style-name="T8">Refatoração é para melhorar a leitura do código e não tem nada a ver com erro.</text:span></text:p>
      <text:p text:style-name="P6"><text:span text:style-name="T2"/></text:p>
      <text:p text:style-name="P5"><text:span text:style-name="T2">[ </text:span><text:span text:style-name="T8">V</text:span><text:span text:style-name="T7"> </text:span><text:span text:style-name="T2">] Há alguns casos limite tão comuns que praticamente sempre devemos testar pelo menos vários deles, especialmente quando se usam estruturas de dados. Caso vazio, cheio, apenas um elemento, ultimo e primeiro, usar o índice zero versus índice 1, etc. Para algumas estruturas de dados, pode também ser importante testar os casos de número de elementos par e ímpar, ou entrada ordenada e </text:span><text:soft-page-break/><text:span text:style-name="T2">desordenada. Quando se implementa uma pilha, por exemplo, testar pelo menos algumas dessas condições deve ser um reflexo automático para o programador TDD.</text:span></text:p>
      <text:p text:style-name="P5"><text:span text:style-name="T2"><text:tab/></text:span><text:span text:style-name="T7">COMENTÁRIO: </text:span><text:span text:style-name="T8">Casos triviais devem ser testados primeiramente, seguindo-se os Baby Steps.</text:span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AR PL SungtiL GB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AR PL SungtiL GB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706cm" fo:margin-bottom="0.212cm" loext:contextual-spacing="false" fo:keep-together="always" fo:keep-with-next="always"/>
      <style:text-properties fo:font-size="20pt" style:font-size-asian="20pt" style:font-size-complex="2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1T14:08:43.046197664</meta:creation-date>
    <dc:date>2017-09-11T14:17:59.455731602</dc:date>
    <meta:editing-duration>PT9M16S</meta:editing-duration>
    <meta:editing-cycles>2</meta:editing-cycles>
    <meta:generator>LibreOffice/5.2.7.2$Linux_X86_64 LibreOffice_project/20m0$Build-2</meta:generator>
    <meta:document-statistic meta:table-count="0" meta:image-count="0" meta:object-count="0" meta:page-count="2" meta:paragraph-count="11" meta:word-count="419" meta:character-count="2575" meta:non-whitespace-character-count="2161"/>
  </office:meta>
</office:document-meta>
</file>